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9933ff"/>
    </style:style>
    <style:style style:name="P2" style:family="paragraph" style:parent-style-name="Standard">
      <style:text-properties fo:color="#6600ff" fo:font-weight="bold" style:font-weight-asian="bold" style:font-weight-complex="bold"/>
    </style:style>
    <style:style style:name="T1" style:family="text">
      <style:text-properties fo:color="#cc00cc"/>
    </style:style>
    <style:style style:name="T2" style:family="text">
      <style:text-properties fo:color="#cc00cc" fo:font-weight="bold" style:font-weight-asian="bold" style:font-weight-complex="bold"/>
    </style:style>
    <style:style style:name="T3" style:family="text">
      <style:text-properties fo:color="#6600cc"/>
    </style:style>
    <style:style style:name="T4" style:family="text">
      <style:text-properties fo:color="#ff00f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ar slideIndex = 1;</text:p>
      <text:p text:style-name="Standard">showSlides(slideIndex);</text:p>
      <text:p text:style-name="Standard"/>
      <text:p text:style-name="P2">// Next/previous controls</text:p>
      <text:p text:style-name="Standard">function plusSlides(n) {</text:p>
      <text:p text:style-name="Standard"><text:s text:c="4"/>showSlides(slideIndex += n);</text:p>
      <text:p text:style-name="Standard">}</text:p>
      <text:p text:style-name="Standard"/>
      <text:p text:style-name="P2">// Thumbnail image controls</text:p>
      <text:p text:style-name="Standard">function currentSlide(n) {</text:p>
      <text:p text:style-name="Standard"><text:s text:c="4"/>showSlides(slideIndex = n);</text:p>
      <text:p text:style-name="Standard">}</text:p>
      <text:p text:style-name="Standard"/>
      <text:p text:style-name="Standard">function showSlides(n) {</text:p>
      <text:p text:style-name="Standard"><text:s text:c="4"/>var i;</text:p>
      <text:p text:style-name="Standard"><text:s text:c="4"/>var slides = document.getElementsByClassName("mySlides");</text:p>
      <text:p text:style-name="Standard"><text:s text:c="4"/>var dots = document.getElementsByClassName("dot");</text:p>
      <text:p text:style-name="Standard"><text:s text:c="4"/>if (n &gt; slides.length) {</text:p>
      <text:p text:style-name="Standard"><text:s text:c="8"/>slideIndex = 1</text:p>
      <text:p text:style-name="Standard"><text:s text:c="4"/>}</text:p>
      <text:p text:style-name="Standard"><text:s text:c="4"/>if (n &lt; 1) {</text:p>
      <text:p text:style-name="Standard"><text:s text:c="8"/>slideIndex = slides.length</text:p>
      <text:p text:style-name="Standard"><text:s text:c="4"/>}</text:p>
      <text:p text:style-name="Standard"/>
      <text:p text:style-name="Standard"><text:s text:c="4"/>for (i = 0; i &lt; slides.length; i++) {</text:p>
      <text:p text:style-name="Standard"><text:s text:c="8"/>slides[i].style.display = "none";</text:p>
      <text:p text:style-name="Standard"><text:s text:c="4"/>}</text:p>
      <text:p text:style-name="Standard"><text:s text:c="4"/>for (i = 0; i &lt; dots.length; i++) {</text:p>
      <text:p text:style-name="Standard"><text:s text:c="8"/>dots[i].className = dots[i].className.replace(" active", "");</text:p>
      <text:p text:style-name="Standard"><text:s text:c="4"/>}</text:p>
      <text:p text:style-name="Standard"><text:s text:c="4"/>slides[slideIndex - 1].style.display = "block";</text:p>
      <text:p text:style-name="Standard"><text:s text:c="4"/>dots[slideIndex - 1].className += " active";</text:p>
      <text:p text:style-name="Standard">}</text:p>
      <text:p text:style-name="Standard"/>
      <text:p text:style-name="Standard">let intervalId</text:p>
      <text:p text:style-name="P2">// Automatic SlideShow</text:p>
      <text:p text:style-name="Standard">function play() {</text:p>
      <text:p text:style-name="Standard"><text:s text:c="4"/>var slideIndex = 0;</text:p>
      <text:p text:style-name="Standard"><text:s text:c="4"/>intervalId = setInterval(() =&gt; {</text:p>
      <text:p text:style-name="Standard"><text:s text:c="8"/>var slides = document.getElementsByClassName("mySlides");</text:p>
      <text:p text:style-name="Standard"/>
      <text:p text:style-name="Standard"><text:s text:c="8"/>slideIndex++;</text:p>
      <text:p text:style-name="Standard"/>
      <text:p text:style-name="Standard"><text:s text:c="8"/>if (slideIndex &gt; slides.length) {</text:p>
      <text:p text:style-name="Standard"><text:s text:c="12"/>slideIndex = 1;</text:p>
      <text:p text:style-name="Standard"><text:s text:c="8"/>}</text:p>
      <text:p text:style-name="Standard"><text:s text:c="8"/>currentSlide(slideIndex)</text:p>
      <text:p text:style-name="Standard"><text:s text:c="4"/>}, <text:span text:style-name="T2">5000</text:span>); <text:span text:style-name="T3">// Change image every 5 seconds</text:span>}</text:p>
      <text:p text:style-name="Standard">}</text:p>
      <text:p text:style-name="Standard">play()</text:p>
      <text:p text:style-name="Standard"/>
      <text:p text:style-name="Standard">function pause() {</text:p>
      <text:p text:style-name="Standard"><text:soft-page-break/><text:s text:c="4"/>clearInterval(intervalId)</text:p>
      <text:p text:style-name="Standard">}</text:p>
      <text:p text:style-name="Standard"/>
      <text:p text:style-name="Standard">document.getElementById("startCycle").addEventListener("click",<text:span text:style-name="T4"> play</text:span>)</text:p>
      <text:p text:style-name="Standard">document.getElementById("stopCycle").addEventListener("click", <text:span text:style-name="T4">pause</text:span>)</text:p>
      <text:p text:style-name="Standard"/>
      <text:p text:style-name="Standard">//** $("mySlides fade").fadIn(600); **//</text:p>
      <text:p text:style-name="Standard"/>
      <text:p text:style-name="Standard">$(document).keyup(function (touche) { <text:span text:style-name="T3">// on écoute l'évènement keyup()</text:span></text:p>
      <text:p text:style-name="Standard"/>
      <text:p text:style-name="Standard"><text:s text:c="4"/>var appui = touche.which || touche.keyCode; <text:span text:style-name="T3">// le code est compatible tous navigateurs grâce à ces deux propriétés</text:span></text:p>
      <text:p text:style-name="Standard"/>
      <text:p text:style-name="Standard"><text:s text:c="4"/>if (appui == 39) { <text:span text:style-name="T3">// si le code de la touche est égal à 37 (gauche)</text:span></text:p>
      <text:p text:style-name="Standard"><text:s text:c="8"/>plusSlides(1)</text:p>
      <text:p text:style-name="Standard"><text:s text:c="4"/>} else if (<text:span text:style-name="T1">appui == 37</text:span>) { <text:span text:style-name="T3">// si le code de la touche est égal à 39 (droite)</text:span></text:p>
      <text:p text:style-name="Standard"><text:s text:c="8"/>plusSlides(-1)</text:p>
      <text:p text:style-name="Standard"><text:s text:c="4"/>} else if (<text:span text:style-name="T1">appui == 32</text:span>) {<text:span text:style-name="T3"> // si le code de la touche est égal à 32 (espace)</text:span></text:p>
      <text:p text:style-name="Standard"><text:s text:c="8"/>pause()</text:p>
      <text:p text:style-name="Standard"><text:s text:c="4"/>} else if (<text:span text:style-name="T1">appui == 13</text:span>) { <text:span text:style-name="T3">// si le code de la touche est égal à 13 (entrer)</text:span></text:p>
      <text:p text:style-name="Standard"><text:s text:c="8"/>play()</text:p>
      <text:p text:style-name="Standard"><text:s text:c="4"/>}</text:p>
      <text:p text:style-name="Standard"/>
      <text:p text:style-name="Standard">});</text:p>
      <text:p text:style-name="Standard"/>
      <text:p text:style-name="Standard">const dots = document.querySelectorAll('.dot');</text:p>
      <text:p text:style-name="Standard">dots.forEach(function (dot) {</text:p>
      <text:p text:style-name="Standard"><text:s text:c="4"/>dot.addEventListener('click', function () {</text:p>
      <text:p text:style-name="Standard"><text:s text:c="8"/>const index = parseInt(dot.dataset.index)</text:p>
      <text:p text:style-name="Standard"><text:s text:c="8"/>currentSlide(index)</text:p>
      <text:p text:style-name="Standard"><text:s text:c="4"/>});</text:p>
      <text:p text:style-name="Standard">})</text:p>
      <text:p text:style-name="P1"/>
      <text:p text:style-name="P1">/*** <text:span text:style-name="T6">Code touches clavier</text:span></text:p>
      <text:p text:style-name="P1">KEY_LEFT<text:tab/>= 37;</text:p>
      <text:p text:style-name="P1">KEY_RIGHT<text:tab/>= 39;</text:p>
      <text:p text:style-name="P1">KEY_SPACE<text:tab/>= 32; </text:p>
      <text:p text:style-name="P1">KEY_ENTER<text:tab/>= 13;</text:p>
      <text:p text:style-name="P1">**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37S</meta:editing-duration>
    <meta:editing-cycles>6</meta:editing-cycles>
    <meta:generator>OpenOffice/4.1.6$Win32 OpenOffice.org_project/416m1$Build-9790</meta:generator>
    <dc:date>2020-10-10T15:53:53.06</dc:date>
    <meta:document-statistic meta:table-count="0" meta:image-count="0" meta:object-count="0" meta:page-count="2" meta:paragraph-count="74" meta:word-count="293" meta:character-count="2228"/>
    <meta:user-defined meta:name="Info 1"/>
    <meta:user-defined meta:name="Info 2"/>
    <meta:user-defined meta:name="Info 3"/>
    <meta:user-defined meta:name="Info 4"/>
  </office:meta>
</office:document-meta>
</file>